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1ae134" officeooo:paragraph-rsid="001ae134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ae134" officeooo:paragraph-rsid="0030d7b5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31e177" officeooo:paragraph-rsid="0031e177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389aa3" officeooo:paragraph-rsid="00389aa3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3d7742" officeooo:paragraph-rsid="003d7742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1ae134" officeooo:paragraph-rsid="001ae134" fo:background-color="#00a933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2559f7" officeooo:paragraph-rsid="002559f7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officeooo:rsid="001ae134" officeooo:paragraph-rsid="002744db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1ae134" officeooo:paragraph-rsid="00389aa3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1ae134" officeooo:paragraph-rsid="001ae134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497b2d" officeooo:paragraph-rsid="00497b2d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15bd"/>
    </style:style>
    <style:style style:name="T3" style:family="text">
      <style:text-properties officeooo:rsid="004736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afio Americanas</text:p>
      <text:p text:style-name="P7"/>
      <text:p text:style-name="P7">Contexto</text:p>
      <text:p text:style-name="P1">Nossos associados são aficionados por <text:span text:style-name="T1">Star Wars</text:span> e com isso, queremos <text:span text:style-name="T1">criar um jogo</text:span> com algumas informações da franquia.</text:p>
      <text:p text:style-name="P1"><text:s/></text:p>
      <text:p text:style-name="P1">Para possibilitar a equipe de <text:span text:style-name="T1">front criar essa aplicação</text:span>, queremos <text:span text:style-name="T1">desenvolver uma API</text:span> que contenha os dados dos <text:span text:style-name="T1">planetas</text:span>.</text:p>
      <text:p text:style-name="P1"><text:s/></text:p>
      <text:p text:style-name="P1"><text:span text:style-name="T1">Requisitos:</text:span></text:p>
      <text:p text:style-name="P1">- A API deve ser REST</text:p>
      <text:p text:style-name="P1">- Para cada <text:bookmark-start text:name="__DdeLink__2_1790546375"/>planeta<text:bookmark-end text:name="__DdeLink__2_1790546375"/>, os seguintes dados devem ser obtidos do banco de dados da aplicação, sendo inserido manualmente:</text:p>
      <text:list xml:id="list2058954894" text:style-name="L1">
        <text:list-item>
          <text:p text:style-name="P8"><text:bookmark-start text:name="__DdeLink__4_1790546375"/>Nome</text:p>
        </text:list-item>
        <text:list-item>
          <text:p text:style-name="P8">Clima</text:p>
        </text:list-item>
        <text:list-item>
          <text:p text:style-name="P8">Terreno <text:bookmark-end text:name="__DdeLink__4_1790546375"/></text:p>
        </text:list-item>
      </text:list>
      <text:p text:style-name="P1"/>
      <text:p text:style-name="P1">- Para <text:span text:style-name="T1">cada planeta</text:span> também devemos ter a <text:span text:style-name="T1">quantidade de aparições em filmes</text:span>, que podem ser obtidas pela <text:span text:style-name="T1">API pública</text:span> do Star Wars: https://swapi.dev/about</text:p>
      <text:p text:style-name="P1"><text:s/></text:p>
      <text:p text:style-name="P1">Funcionalidades desejadas: </text:p>
      <text:p text:style-name="P1"><text:s/></text:p>
      <text:p text:style-name="P6">- Adicionar um planeta (com nome, clima e terreno)</text:p>
      <text:p text:style-name="P6">- Listar planetas</text:p>
      <text:p text:style-name="P6">- Buscar por nome</text:p>
      <text:p text:style-name="P6">- Buscar por ID</text:p>
      <text:p text:style-name="P6">- Remover planeta</text:p>
      <text:p text:style-name="P1"/>
      <text:p text:style-name="P1">Bancos que usamos: MongoDB, Cassandra, DynamoDB, Datomic, ELK.</text:p>
      <text:p text:style-name="P2">E lembre-se! Um bom software é um software bem testado.</text:p>
      <text:p text:style-name="P1"/>
      <text:p text:style-name="P3"><text:soft-page-break/>Solução técnica</text:p>
      <text:p text:style-name="P3"><text:span text:style-name="T3">pasta: </text:span><text:span text:style-name="T2">d</text:span>esafio-<text:span text:style-name="T2">s</text:span>tar-<text:span text:style-name="T2">w</text:span>ars</text:p>
      <text:p text:style-name="P11">Java</text:p>
      <text:p text:style-name="P4">Spring Boot</text:p>
      <text:p text:style-name="P9">MongoDB</text:p>
      <text:p text:style-name="P5">Junit</text:p>
      <text:p text:style-name="P5">Lombok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2T14:48:41.803134949</meta:creation-date>
    <dc:date>2021-09-03T07:34:01.640735839</dc:date>
    <meta:editing-duration>PT2H35M17S</meta:editing-duration>
    <meta:editing-cycles>17</meta:editing-cycles>
    <meta:generator>LibreOffice/7.1.5.2$Linux_X86_64 LibreOffice_project/10$Build-2</meta:generator>
    <meta:document-statistic meta:table-count="0" meta:image-count="0" meta:object-count="0" meta:page-count="2" meta:paragraph-count="30" meta:word-count="150" meta:character-count="924" meta:non-whitespace-character-count="797"/>
  </office:meta>
</office:document-meta>
</file>